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5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4.73604166666667cm"/>
    </style:style>
    <style:style style:name="co7" style:family="table-column">
      <style:table-column-properties fo:break-before="auto" style:column-width="1.0054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1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1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2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23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2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26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  <style:map style:condition="of:cell-content()&gt;0" style:apply-style-name="cf8"/>
      <style:map style:condition="of:cell-content()&lt;=0" style:apply-style-name="cf7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458333333333in" svg:y="0.0416666666666667in" svg:width="3.70833333333333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2" table:formula="of:=SUM([.H3:.AJ3])" table:style-name="ce114">
            <text:p>2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2" table:style-name="ce19">
            <text:p>2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0.5" table:formula="of:=SUM([.H6:.AJ6])" table:style-name="ce114">
            <text:p>0,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office:value-type="float" office:value="0.5" table:style-name="ce27">
            <text:p>0,5</text:p>
          </table:table-cell>
          <table:table-cell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7" table:formula="of:=SUM([.H9:.AJ9])" table:style-name="ce114">
            <text:p>7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7">
            <text:p>2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9">
            <text:p>2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J1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J1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J1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J1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J1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J1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J1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J1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J1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J1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J2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J2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J2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J2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J2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J2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J2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J2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J2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J2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J3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J3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J3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J3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J3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J35])" table:style-name="ce115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9.5" table:formula="of:=SUM([.H36:.AJ36])" table:style-name="ce48">
            <text:p>9,5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50">
            <text:p>0</text:p>
          </table:table-cell>
          <table:table-cell office:value-type="float" office:value="0" table:formula="of:=SUM([.J3:.J35])" table:style-name="ce50">
            <text:p>0</text:p>
          </table:table-cell>
          <table:table-cell office:value-type="float" office:value="0" table:formula="of:=SUM([.K3:.K35])" table:style-name="ce50">
            <text:p>0</text:p>
          </table:table-cell>
          <table:table-cell office:value-type="float" office:value="0" table:formula="of:=SUM([.L3:.L35])" table:style-name="ce50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0">
            <text:p>0</text:p>
          </table:table-cell>
          <table:table-cell office:value-type="float" office:value="0" table:formula="of:=SUM([.P3:.P35])" table:style-name="ce50">
            <text:p>0</text:p>
          </table:table-cell>
          <table:table-cell office:value-type="float" office:value="0" table:formula="of:=SUM([.Q3:.Q35])" table:style-name="ce50">
            <text:p>0</text:p>
          </table:table-cell>
          <table:table-cell office:value-type="float" office:value="0" table:formula="of:=SUM([.R3:.R35])" table:style-name="ce50">
            <text:p>0</text:p>
          </table:table-cell>
          <table:table-cell office:value-type="float" office:value="0" table:formula="of:=SUM([.S3:.S35])" table:style-name="ce50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1" table:formula="of:=SUM([.V3:.V35])" table:style-name="ce50">
            <text:p>1</text:p>
          </table:table-cell>
          <table:table-cell office:value-type="float" office:value="0" table:formula="of:=SUM([.W3:.W35])" table:style-name="ce50">
            <text:p>0</text:p>
          </table:table-cell>
          <table:table-cell office:value-type="float" office:value="1" table:formula="of:=SUM([.X3:.X35])" table:style-name="ce50">
            <text:p>1</text:p>
          </table:table-cell>
          <table:table-cell office:value-type="float" office:value="2" table:formula="of:=SUM([.Y3:.Y35])" table:style-name="ce50">
            <text:p>2</text:p>
          </table:table-cell>
          <table:table-cell office:value-type="float" office:value="0" table:formula="of:=SUM([.Z3:.Z35])" table:style-name="ce50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2" table:formula="of:=SUM([.AC3:.AC35])" table:style-name="ce50">
            <text:p>2</text:p>
          </table:table-cell>
          <table:table-cell office:value-type="float" office:value="0" table:formula="of:=SUM([.AD3:.AD35])" table:style-name="ce50">
            <text:p>0</text:p>
          </table:table-cell>
          <table:table-cell office:value-type="float" office:value="1" table:formula="of:=SUM([.AE3:.AE35])" table:style-name="ce50">
            <text:p>1</text:p>
          </table:table-cell>
          <table:table-cell office:value-type="float" office:value="0.5" table:formula="of:=SUM([.AF3:.AF35])" table:style-name="ce50">
            <text:p>0,5</text:p>
          </table:table-cell>
          <table:table-cell office:value-type="float" office:value="0" table:formula="of:=SUM([.AG3:.AG35])" table:style-name="ce5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2" table:formula="of:=SUM([.AJ3:.AJ35])" table:style-name="ce52">
            <text:p>2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Q3:.AQ35])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Print_Area" table:cell-range-address="Feb.$A$1:Feb.$AQ$36" table:base-cell-address="Feb.$A$1"/>
        </table:named-expressions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208333333333in" svg:y="0.0416666666666667in" svg:width="2.437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0" table:formula="of:=SUM([.H3:.AL3])" table:style-name="ce116">
            <text:p>0</text:p>
          </table:table-cell>
          <table:table-cell table:style-name="ce18"/>
          <table:table-cell table:number-columns-repeated="3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4" table:style-name="ce66"/>
          <table:table-cell table:number-columns-repeated="3" table:style-name="ce20"/>
          <table:table-cell table:number-columns-repeated="2" table:style-name="ce66"/>
          <table:table-cell table:number-columns-repeated="8" table:style-name="ce20"/>
          <table:table-cell table:style-name="ce67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L4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L5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1" table:formula="of:=SUM([.H6:.AL6])" table:style-name="ce11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L7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L8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0" table:formula="of:=SUM([.H9:.AL9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6">
            <text:p>0</text:p>
          </table:table-cell>
          <table:table-cell table:style-name="ce41"/>
          <table:table-cell table:number-columns-repeated="3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4" table:style-name="ce70"/>
          <table:table-cell table:number-columns-repeated="3" table:style-name="ce43"/>
          <table:table-cell table:number-columns-repeated="2" table:style-name="ce70"/>
          <table:table-cell table:number-columns-repeated="8" table:style-name="ce43"/>
          <table:table-cell table:style-name="ce71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1" table:formula="of:=SUM([.H36:.AL36])" table:style-name="ce48">
            <text:p>1</text:p>
          </table:table-cell>
          <table:table-cell office:value-type="float" office:value="1" table:formula="of:=SUM([.H3:.H35])" table:style-name="ce49">
            <text:p>1</text:p>
          </table:table-cell>
          <table:table-cell office:value-type="float" office:value="0" table:formula="of:=SUM([.I3:.I35])" table:style-name="ce72">
            <text:p>0</text:p>
          </table:table-cell>
          <table:table-cell office:value-type="float" office:value="0" table:formula="of:=SUM([.J3:.J35])" table:style-name="ce72">
            <text:p>0</text:p>
          </table:table-cell>
          <table:table-cell office:value-type="float" office:value="0" table:formula="of:=SUM([.K3:.K35])" table:style-name="ce72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72">
            <text:p>0</text:p>
          </table:table-cell>
          <table:table-cell office:value-type="float" office:value="0" table:formula="of:=SUM([.Q3:.Q35])" table:style-name="ce72">
            <text:p>0</text:p>
          </table:table-cell>
          <table:table-cell office:value-type="float" office:value="0" table:formula="of:=SUM([.R3:.R35])" table:style-name="ce72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72">
            <text:p>0</text:p>
          </table:table-cell>
          <table:table-cell office:value-type="float" office:value="0" table:formula="of:=SUM([.V3:.V35])" table:style-name="ce72">
            <text:p>0</text:p>
          </table:table-cell>
          <table:table-cell office:value-type="float" office:value="0" table:formula="of:=SUM([.W3:.W35])" table:style-name="ce72">
            <text:p>0</text:p>
          </table:table-cell>
          <table:table-cell office:value-type="float" office:value="0" table:formula="of:=SUM([.X3:.X35])" table:style-name="ce72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72">
            <text:p>0</text:p>
          </table:table-cell>
          <table:table-cell office:value-type="float" office:value="0" table:formula="of:=SUM([.AC3:.AC35])" table:style-name="ce72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73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1">
          <table:table-cell table:number-columns-repeated="16384"/>
        </table:table-row>
        <table:named-expressions>
          <table:named-range table:name="Print_Area" table:cell-range-address="Mar.$A$1:Mar.$AS$37" table:base-cell-address="Mar.$A$1"/>
        </table:named-expressions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6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4375in" svg:y="0.0416666666666667in" svg:width="2.4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K3])" table:style-name="ce117">
            <text:p>0</text:p>
          </table:table-cell>
          <table:table-cell table:style-name="ce77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17">
            <text:p>0</text:p>
          </table:table-cell>
          <table:table-cell table:style-name="ce81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83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72">
            <text:p>0</text:p>
          </table:table-cell>
          <table:table-cell office:value-type="float" office:value="0" table:formula="of:=SUM([.L3:.L35])" table:style-name="ce72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72">
            <text:p>0</text:p>
          </table:table-cell>
          <table:table-cell office:value-type="float" office:value="0" table:formula="of:=SUM([.S3:.S35])" table:style-name="ce72">
            <text:p>0</text:p>
          </table:table-cell>
          <table:table-cell office:value-type="float" office:value="0" table:formula="of:=SUM([.T3:.T35])" table:style-name="ce72">
            <text:p>0</text:p>
          </table:table-cell>
          <table:table-cell office:value-type="float" office:value="0" table:formula="of:=SUM([.U3:.U35])" table:style-name="ce72">
            <text:p>0</text:p>
          </table:table-cell>
          <table:table-cell office:value-type="float" office:value="0" table:formula="of:=SUM([.V3:.V35])" table:style-name="ce72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72">
            <text:p>0</text:p>
          </table:table-cell>
          <table:table-cell office:value-type="float" office:value="0" table:formula="of:=SUM([.Z3:.Z35])" table:style-name="ce72">
            <text:p>0</text:p>
          </table:table-cell>
          <table:table-cell office:value-type="float" office:value="0" table:formula="of:=SUM([.AA3:.AA35])" table:style-name="ce72">
            <text:p>0</text:p>
          </table:table-cell>
          <table:table-cell office:value-type="float" office:value="0" table:formula="of:=SUM([.AB3:.AB35])" table:style-name="ce72">
            <text:p>0</text:p>
          </table:table-cell>
          <table:table-cell office:value-type="float" office:value="0" table:formula="of:=SUM([.AC3:.AC35])" table:style-name="ce72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72">
            <text:p>0</text:p>
          </table:table-cell>
          <table:table-cell office:value-type="float" office:value="0" table:formula="of:=SUM([.AG3:.AG35])" table:style-name="ce72">
            <text:p>0</text:p>
          </table:table-cell>
          <table:table-cell office:value-type="float" office:value="0" table:formula="of:=SUM([.AH3:.AH35])" table:style-name="ce72">
            <text:p>0</text:p>
          </table:table-cell>
          <table:table-cell office:value-type="float" office:value="0" table:formula="of:=SUM([.AI3:.AI35])" table:style-name="ce72">
            <text:p>0</text:p>
          </table:table-cell>
          <table:table-cell office:value-type="float" office:value="0" table:formula="of:=SUM([.AJ3:.AJ35])" table:style-name="ce72">
            <text:p>0</text:p>
          </table:table-cell>
          <table:table-cell office:value-type="float" office:value="0" table:formula="of:=SUM([.AK3:.AK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1">
          <table:table-cell table:number-columns-repeated="16384"/>
        </table:table-row>
        <table:named-expressions>
          <table:named-range table:name="Print_Area" table:cell-range-address="Abr.$A$1:Abr.$AR$37" table:base-cell-address="Abr.$A$1"/>
        </table:named-expressions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208333333333in" svg:y="0.0416666666666667in" svg:width="2.437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L3])" table:style-name="ce118">
            <text:p>0</text:p>
          </table:table-cell>
          <table:table-cell table:style-name="ce86"/>
          <table:table-cell table:style-name="ce20"/>
          <table:table-cell table:number-columns-repeated="4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style-name="ce66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8">
            <text:p>0</text:p>
          </table:table-cell>
          <table:table-cell table:style-name="ce88"/>
          <table:table-cell table:style-name="ce43"/>
          <table:table-cell table:number-columns-repeated="4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style-name="ce70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89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72">
            <text:p>0</text:p>
          </table:table-cell>
          <table:table-cell office:value-type="float" office:value="0" table:formula="of:=SUM([.K3:.K35])" table:style-name="ce72">
            <text:p>0</text:p>
          </table:table-cell>
          <table:table-cell office:value-type="float" office:value="0" table:formula="of:=SUM([.L3:.L35])" table:style-name="ce72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72">
            <text:p>0</text:p>
          </table:table-cell>
          <table:table-cell office:value-type="float" office:value="0" table:formula="of:=SUM([.Q3:.Q35])" table:style-name="ce72">
            <text:p>0</text:p>
          </table:table-cell>
          <table:table-cell office:value-type="float" office:value="0" table:formula="of:=SUM([.R3:.R35])" table:style-name="ce72">
            <text:p>0</text:p>
          </table:table-cell>
          <table:table-cell office:value-type="float" office:value="0" table:formula="of:=SUM([.S3:.S35])" table:style-name="ce72">
            <text:p>0</text:p>
          </table:table-cell>
          <table:table-cell office:value-type="float" office:value="0" table:formula="of:=SUM([.T3:.T35])" table:style-name="ce72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72">
            <text:p>0</text:p>
          </table:table-cell>
          <table:table-cell office:value-type="float" office:value="0" table:formula="of:=SUM([.X3:.X35])" table:style-name="ce72">
            <text:p>0</text:p>
          </table:table-cell>
          <table:table-cell office:value-type="float" office:value="0" table:formula="of:=SUM([.Y3:.Y35])" table:style-name="ce72">
            <text:p>0</text:p>
          </table:table-cell>
          <table:table-cell office:value-type="float" office:value="0" table:formula="of:=SUM([.Z3:.Z35])" table:style-name="ce72">
            <text:p>0</text:p>
          </table:table-cell>
          <table:table-cell office:value-type="float" office:value="0" table:formula="of:=SUM([.AA3:.AA35])" table:style-name="ce72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1">
            <text:p>0</text:p>
          </table:table-cell>
          <table:table-cell office:value-type="float" office:value="0" table:formula="of:=SUM([.AD3:.AD35])" table:style-name="ce72">
            <text:p>0</text:p>
          </table:table-cell>
          <table:table-cell office:value-type="float" office:value="0" table:formula="of:=SUM([.AE3:.AE35])" table:style-name="ce72">
            <text:p>0</text:p>
          </table:table-cell>
          <table:table-cell office:value-type="float" office:value="0" table:formula="of:=SUM([.AF3:.AF35])" table:style-name="ce72">
            <text:p>0</text:p>
          </table:table-cell>
          <table:table-cell office:value-type="float" office:value="0" table:formula="of:=SUM([.AG3:.AG35])" table:style-name="ce72">
            <text:p>0</text:p>
          </table:table-cell>
          <table:table-cell office:value-type="float" office:value="0" table:formula="of:=SUM([.AH3:.AH35])" table:style-name="ce72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72">
            <text:p>0</text:p>
          </table:table-cell>
          <table:table-cell office:value-type="float" office:value="0" table:formula="of:=SUM([.AL3:.AL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1">
          <table:table-cell table:number-columns-repeated="16384"/>
        </table:table-row>
        <table:named-expressions>
          <table:named-range table:name="Print_Area" table:cell-range-address="May.$A$1:May.$AS$37" table:base-cell-address="May.$A$1"/>
        </table:named-expressions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4375in" svg:y="0.0416666666666667in" svg:width="2.4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K3])" table:style-name="ce119">
            <text:p>0</text:p>
          </table:table-cell>
          <table:table-cell table:number-columns-repeated="3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3" table:style-name="ce66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0">
            <text:p>0</text:p>
          </table:table-cell>
          <table:table-cell table:number-columns-repeated="3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3" table:style-name="ce70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72">
            <text:p>0</text:p>
          </table:table-cell>
          <table:table-cell office:value-type="float" office:value="0" table:formula="of:=SUM([.I3:.I35])" table:style-name="ce72">
            <text:p>0</text:p>
          </table:table-cell>
          <table:table-cell office:value-type="float" office:value="0" table:formula="of:=SUM([.J3:.J35])" table:style-name="ce72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72">
            <text:p>0</text:p>
          </table:table-cell>
          <table:table-cell office:value-type="float" office:value="0" table:formula="of:=SUM([.Q3:.Q35])" table:style-name="ce72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72">
            <text:p>0</text:p>
          </table:table-cell>
          <table:table-cell office:value-type="float" office:value="0" table:formula="of:=SUM([.U3:.U35])" table:style-name="ce72">
            <text:p>0</text:p>
          </table:table-cell>
          <table:table-cell office:value-type="float" office:value="0" table:formula="of:=SUM([.V3:.V35])" table:style-name="ce72">
            <text:p>0</text:p>
          </table:table-cell>
          <table:table-cell office:value-type="float" office:value="0" table:formula="of:=SUM([.W3:.W35])" table:style-name="ce72">
            <text:p>0</text:p>
          </table:table-cell>
          <table:table-cell office:value-type="float" office:value="0" table:formula="of:=SUM([.X3:.X35])" table:style-name="ce72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72">
            <text:p>0</text:p>
          </table:table-cell>
          <table:table-cell office:value-type="float" office:value="0" table:formula="of:=SUM([.AB3:.AB35])" table:style-name="ce72">
            <text:p>0</text:p>
          </table:table-cell>
          <table:table-cell office:value-type="float" office:value="0" table:formula="of:=SUM([.AC3:.AC35])" table:style-name="ce72">
            <text:p>0</text:p>
          </table:table-cell>
          <table:table-cell office:value-type="float" office:value="0" table:formula="of:=SUM([.AD3:.AD35])" table:style-name="ce72">
            <text:p>0</text:p>
          </table:table-cell>
          <table:table-cell office:value-type="float" office:value="0" table:formula="of:=SUM([.AE3:.AE35])" table:style-name="ce72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72">
            <text:p>0</text:p>
          </table:table-cell>
          <table:table-cell office:value-type="float" office:value="0" table:formula="of:=SUM([.AI3:.AI35])" table:style-name="ce72">
            <text:p>0</text:p>
          </table:table-cell>
          <table:table-cell office:value-type="float" office:value="0" table:formula="of:=SUM([.AJ3:.AJ35])" table:style-name="ce72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Print_Area" table:cell-range-address="Jun.$B$2:Jun.$AR$42" table:base-cell-address="Jun.$A$1"/>
        </table:named-expressions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6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208333333333in" svg:y="0.0416666666666667in" svg:width="2.437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L3])" table:style-name="ce121">
            <text:p>0</text:p>
          </table:table-cell>
          <table:table-cell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style-name="ce20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1">
            <text:p>0</text:p>
          </table:table-cell>
          <table:table-cell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style-name="ce43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72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72">
            <text:p>0</text:p>
          </table:table-cell>
          <table:table-cell office:value-type="float" office:value="0" table:formula="of:=SUM([.L3:.L35])" table:style-name="ce72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93">
            <text:p>0</text:p>
          </table:table-cell>
          <table:table-cell office:value-type="float" office:value="0" table:formula="of:=SUM([.S3:.S35])" table:style-name="ce93">
            <text:p>0</text:p>
          </table:table-cell>
          <table:table-cell office:value-type="float" office:value="0" table:formula="of:=SUM([.T3:.T35])" table:style-name="ce93">
            <text:p>0</text:p>
          </table:table-cell>
          <table:table-cell office:value-type="float" office:value="0" table:formula="of:=SUM([.U3:.U35])" table:style-name="ce93">
            <text:p>0</text:p>
          </table:table-cell>
          <table:table-cell office:value-type="float" office:value="0" table:formula="of:=SUM([.V3:.V35])" table:style-name="ce93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93">
            <text:p>0</text:p>
          </table:table-cell>
          <table:table-cell office:value-type="float" office:value="0" table:formula="of:=SUM([.AA3:.AA35])" table:style-name="ce93">
            <text:p>0</text:p>
          </table:table-cell>
          <table:table-cell office:value-type="float" office:value="0" table:formula="of:=SUM([.AB3:.AB35])" table:style-name="ce93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93">
            <text:p>0</text:p>
          </table:table-cell>
          <table:table-cell office:value-type="float" office:value="0" table:formula="of:=SUM([.AG3:.AG35])" table:style-name="ce93">
            <text:p>0</text:p>
          </table:table-cell>
          <table:table-cell office:value-type="float" office:value="0" table:formula="of:=SUM([.AH3:.AH35])" table:style-name="ce93">
            <text:p>0</text:p>
          </table:table-cell>
          <table:table-cell office:value-type="float" office:value="0" table:formula="of:=SUM([.AI3:.AI35])" table:style-name="ce93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Print_Area" table:cell-range-address="Jul.$A$1:Jul.$AS$37" table:base-cell-address="Jul.$A$1"/>
        </table:named-expressions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4">
            <text:p>11</text:p>
          </table:table-cell>
          <table:table-cell office:value-type="float" office:value="12" table:style-name="ce94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208333333333in" svg:y="0.0416666666666667in" svg:width="2.437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L3])" table:style-name="ce122">
            <text:p>0</text:p>
          </table:table-cell>
          <table:table-cell table:number-columns-repeated="15" table:style-name="ce20"/>
          <table:table-cell table:number-columns-repeated="4" table:style-name="ce77"/>
          <table:table-cell table:number-columns-repeated="2" table:style-name="ce20"/>
          <table:table-cell table:number-columns-repeated="2" table:style-name="ce77"/>
          <table:table-cell table:number-columns-repeated="3" table:style-name="ce95"/>
          <table:table-cell table:number-columns-repeated="2" table:style-name="ce20"/>
          <table:table-cell table:number-columns-repeated="2" table:style-name="ce77"/>
          <table:table-cell table:style-name="ce67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3">
            <text:p>0</text:p>
          </table:table-cell>
          <table:table-cell table:number-columns-repeated="15" table:style-name="ce43"/>
          <table:table-cell table:number-columns-repeated="3" table:style-name="ce92"/>
          <table:table-cell table:style-name="ce81"/>
          <table:table-cell table:number-columns-repeated="2" table:style-name="ce43"/>
          <table:table-cell table:number-columns-repeated="2" table:style-name="ce92"/>
          <table:table-cell table:number-columns-repeated="3" table:style-name="ce97"/>
          <table:table-cell table:number-columns-repeated="2" table:style-name="ce43"/>
          <table:table-cell table:style-name="ce92"/>
          <table:table-cell table:style-name="ce81"/>
          <table:table-cell table:style-name="ce9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51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93">
            <text:p>0</text:p>
          </table:table-cell>
          <table:table-cell office:value-type="float" office:value="0" table:formula="of:=SUM([.X3:.X35])" table:style-name="ce93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83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93">
            <text:p>0</text:p>
          </table:table-cell>
          <table:table-cell office:value-type="float" office:value="0" table:formula="of:=SUM([.AE3:.AE35])" table:style-name="ce99">
            <text:p>0</text:p>
          </table:table-cell>
          <table:table-cell office:value-type="float" office:value="0" table:formula="of:=SUM([.AF3:.AF35])" table:style-name="ce99">
            <text:p>0</text:p>
          </table:table-cell>
          <table:table-cell office:value-type="float" office:value="0" table:formula="of:=SUM([.AG3:.AG35])" table:style-name="ce99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83">
            <text:p>0</text:p>
          </table:table-cell>
          <table:table-cell office:value-type="float" office:value="0" table:formula="of:=SUM([.AL3:.AL35])" table:style-name="ce10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1">
          <table:table-cell table:number-columns-repeated="16384"/>
        </table:table-row>
        <table:named-expressions>
          <table:named-range table:name="Print_Area" table:cell-range-address="Ago.$A$1:Ago.$AS$37" table:base-cell-address="Ago.$A$1"/>
        </table:named-expressions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4375in" svg:y="0.0416666666666667in" svg:width="2.4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K3])" table:style-name="ce124">
            <text:p>0</text:p>
          </table:table-cell>
          <table:table-cell table:number-columns-repeated="2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4" table:style-name="ce101"/>
          <table:table-cell table:style-name="ce10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5">
            <text:p>0</text:p>
          </table:table-cell>
          <table:table-cell table:number-columns-repeated="2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4" table:style-name="ce70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72">
            <text:p>0</text:p>
          </table:table-cell>
          <table:table-cell office:value-type="float" office:value="0" table:formula="of:=SUM([.I3:.I35])" table:style-name="ce72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72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72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72">
            <text:p>0</text:p>
          </table:table-cell>
          <table:table-cell office:value-type="float" office:value="0" table:formula="of:=SUM([.T3:.T35])" table:style-name="ce72">
            <text:p>0</text:p>
          </table:table-cell>
          <table:table-cell office:value-type="float" office:value="0" table:formula="of:=SUM([.U3:.U35])" table:style-name="ce72">
            <text:p>0</text:p>
          </table:table-cell>
          <table:table-cell office:value-type="float" office:value="0" table:formula="of:=SUM([.V3:.V35])" table:style-name="ce72">
            <text:p>0</text:p>
          </table:table-cell>
          <table:table-cell office:value-type="float" office:value="0" table:formula="of:=SUM([.W3:.W35])" table:style-name="ce72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72">
            <text:p>0</text:p>
          </table:table-cell>
          <table:table-cell office:value-type="float" office:value="0" table:formula="of:=SUM([.AA3:.AA35])" table:style-name="ce72">
            <text:p>0</text:p>
          </table:table-cell>
          <table:table-cell office:value-type="float" office:value="0" table:formula="of:=SUM([.AB3:.AB35])" table:style-name="ce72">
            <text:p>0</text:p>
          </table:table-cell>
          <table:table-cell office:value-type="float" office:value="0" table:formula="of:=SUM([.AC3:.AC35])" table:style-name="ce72">
            <text:p>0</text:p>
          </table:table-cell>
          <table:table-cell office:value-type="float" office:value="0" table:formula="of:=SUM([.AD3:.AD35])" table:style-name="ce72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72">
            <text:p>0</text:p>
          </table:table-cell>
          <table:table-cell office:value-type="float" office:value="0" table:formula="of:=SUM([.AH3:.AH35])" table:style-name="ce72">
            <text:p>0</text:p>
          </table:table-cell>
          <table:table-cell office:value-type="float" office:value="0" table:formula="of:=SUM([.AI3:.AI35])" table:style-name="ce72">
            <text:p>0</text:p>
          </table:table-cell>
          <table:table-cell office:value-type="float" office:value="0" table:formula="of:=SUM([.AJ3:.AJ35])" table:style-name="ce72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Print_Area" table:cell-range-address="Sep.$A$1:Sep.$AR$37" table:base-cell-address="Sep.$A$1"/>
        </table:named-expressions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4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6">
          <table:table-cell table:number-columns-repeated="5"/>
          <table:table-cell table:number-columns-repeated="2" table:style-name="ce56"/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HOJA_RECOPILACION_ESFUERZOS_GLOBAL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(esta hoja se auto-completa a partir de las pestañas mensuales)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6">
          <table:table-cell table:number-columns-repeated="5" table:style-name="ce106"/>
          <table:table-cell table:number-columns-repeated="2" table:style-name="ce106"/>
          <table:table-cell table:number-columns-repeated="8" table:style-name="ce105"/>
          <table:table-cell table:number-columns-repeated="1005" table:style-name="ce106"/>
          <table:table-cell table:number-columns-repeated="4" table:style-name="ce1"/>
          <table:table-cell table:number-columns-repeated="15360" table:style-name="ce106"/>
        </table:table-row>
        <table:table-row table:style-name="ro2">
          <table:table-cell table:number-columns-repeated="5"/>
          <table:table-cell office:value-type="string" table:style-name="ce107">
            <text:p>Descripción</text:p>
          </table:table-cell>
          <table:table-cell office:value-type="string" table:style-name="ce106">
            <text:p>total</text:p>
          </table:table-cell>
          <table:table-cell office:value-type="date" office:date-value="2016-02-01T00:00:00" table:style-name="ce108">
            <text:p>feb-16</text:p>
          </table:table-cell>
          <table:table-cell office:value-type="date" office:date-value="2016-03-01T00:00:00" table:style-name="ce108">
            <text:p>mar-16</text:p>
          </table:table-cell>
          <table:table-cell office:value-type="date" office:date-value="2016-04-01T00:00:00" table:style-name="ce108">
            <text:p>abr-16</text:p>
          </table:table-cell>
          <table:table-cell office:value-type="date" office:date-value="2016-05-01T00:00:00" table:style-name="ce108">
            <text:p>may-16</text:p>
          </table:table-cell>
          <table:table-cell office:value-type="date" office:date-value="2016-06-01T00:00:00" table:style-name="ce108">
            <text:p>jun-16</text:p>
          </table:table-cell>
          <table:table-cell office:value-type="date" office:date-value="2016-07-01T00:00:00" table:style-name="ce108">
            <text:p>jul-16</text:p>
          </table:table-cell>
          <table:table-cell office:value-type="date" office:date-value="2016-08-01T00:00:00" table:style-name="ce108">
            <text:p>ago-16</text:p>
          </table:table-cell>
          <table:table-cell office:value-type="date" office:date-value="2016-09-01T00:00:00" table:style-name="ce108">
            <text:p>sep-16</text:p>
          </table:table-cell>
          <table:table-cell table:number-columns-repeated="1005" table:style-name="ce10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09">
            <text:p>Esfuerzos generales</text:p>
          </table:table-cell>
          <table:table-cell office:value-type="float" office:value="10.5" table:formula="of:=SUM([.H6:.O6])" table:style-name="ce126">
            <text:p>10,5</text:p>
          </table:table-cell>
          <table:table-cell office:value-type="float" office:value="9.5" table:formula="of:=[Feb.G36]" table:style-name="ce111">
            <text:p>9,5</text:p>
          </table:table-cell>
          <table:table-cell office:value-type="float" office:value="1" table:formula="of:=[Mar.G36]" table:style-name="ce111">
            <text:p>1</text:p>
          </table:table-cell>
          <table:table-cell office:value-type="float" office:value="0" table:formula="of:=[Abr.G36]" table:style-name="ce111">
            <text:p>0</text:p>
          </table:table-cell>
          <table:table-cell office:value-type="float" office:value="0" table:formula="of:=[May.G36]" table:style-name="ce111">
            <text:p>0</text:p>
          </table:table-cell>
          <table:table-cell office:value-type="float" office:value="0" table:formula="of:=[Jun.G36]" table:style-name="ce111">
            <text:p>0</text:p>
          </table:table-cell>
          <table:table-cell office:value-type="float" office:value="0" table:formula="of:=[Jul.G36]" table:style-name="ce111">
            <text:p>0</text:p>
          </table:table-cell>
          <table:table-cell office:value-type="float" office:value="0" table:formula="of:=[Ago.G36]" table:style-name="ce111">
            <text:p>0</text:p>
          </table:table-cell>
          <table:table-cell office:value-type="float" office:value="0" table:formula="of:=[Sep.G36]" table:style-name="ce111">
            <text:p>0</text:p>
          </table:table-cell>
          <table:table-cell table:style-name="ce56"/>
          <table:table-cell table:style-name="ce106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2">
            <text:p>Esfuerzos de formación</text:p>
          </table:table-cell>
          <table:table-cell office:value-type="float" office:value="0" table:formula="of:=SUM([.H7:.O7])" table:style-name="ce126">
            <text:p>0</text:p>
          </table:table-cell>
          <table:table-cell office:value-type="float" office:value="0" table:formula="of:=[Feb.AQ36]" table:style-name="ce113">
            <text:p>0</text:p>
          </table:table-cell>
          <table:table-cell office:value-type="float" office:value="0" table:formula="of:=[Mar.AS36]" table:style-name="ce113">
            <text:p>0</text:p>
          </table:table-cell>
          <table:table-cell office:value-type="float" office:value="0" table:formula="of:=[Abr.AR36]" table:style-name="ce113">
            <text:p>0</text:p>
          </table:table-cell>
          <table:table-cell office:value-type="float" office:value="0" table:formula="of:=[May.AS36]" table:style-name="ce113">
            <text:p>0</text:p>
          </table:table-cell>
          <table:table-cell office:value-type="float" office:value="0" table:formula="of:=[Jun.AR36]" table:style-name="ce113">
            <text:p>0</text:p>
          </table:table-cell>
          <table:table-cell office:value-type="float" office:value="0" table:formula="of:=[Jul.AS36]" table:style-name="ce113">
            <text:p>0</text:p>
          </table:table-cell>
          <table:table-cell office:value-type="float" office:value="0" table:formula="of:=[Ago.AS36]" table:style-name="ce113">
            <text:p>0</text:p>
          </table:table-cell>
          <table:table-cell office:value-type="float" office:value="0" table:formula="of:=[Sep.AR36]" table:style-name="ce113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7">
          <table:table-cell table:number-columns-repeated="16384"/>
        </table:table-row>
        <table:table-row table:style-name="ro7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2" style:family="table-cell" style:data-style-name="N0">
      <style:table-cell-properties style:vertical-align="automatic" fo:background-color="#CCFFFF"/>
    </style:style>
    <style:style style:name="cf3" style:family="table-cell" style:data-style-name="N0">
      <style:table-cell-properties fo:background-color="#CCFFFF"/>
    </style:style>
    <style:style style:name="cf4" style:family="table-cell" style:data-style-name="N0">
      <style:table-cell-properties fo:background-color="#99CCFF"/>
    </style:style>
    <style:style style:name="cf5" style:family="table-cell" style:data-style-name="N0">
      <style:table-cell-properties fo:background-color="#CCFFFF"/>
    </style:style>
    <style:style style:name="cf6" style:family="table-cell" style:data-style-name="N0">
      <style:table-cell-properties fo:background-color="#99CC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7" style:family="table-cell">
      <style:table-cell-properties fo:background-color="#CCFFFF"/>
      <style:text-properties fo:color="#000000" style:font-family-generic="swiss"/>
    </style:style>
    <style:style style:name="cf8" style:family="table-cell">
      <style:table-cell-properties fo:background-color="#99CCFF"/>
      <style:text-properties fo:color="#0000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Pablo</dc:creator>
    <meta:creation-date>1998-04-22T21:17:17Z</meta:creation-date>
    <dc:date>2016-03-01T20:13:25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99212598425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73228346457pt" svg:y="55.4932283464567pt" svg:width="624.5915748031496pt" svg:height="322.678031496063pt" chart:style-name="Plt0">
          <chart:axis chart:dimension="y" chart:name="primary-y" chart:style-name="Axs0">
            <chart:title svg:x="12.54669291338583pt" svg:y="191.0751181102362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9212598425pt" svg:y="382.898031496063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